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presentation:placeholder="true" svg:x="2.058cm" svg:y="1.743cm" svg:width="23.912cm" svg:height="3.507cm">
          <draw:text-box>
            <text:p>example of graphic</text:p>
          </draw:text-box>
        </draw:frame>
        <draw:frame presentation:style-name="layout1" presentation:class="graphic" svg:x="2.058cm" svg:y="15.838cm" svg:width="11.67cm" svg:height="13.23cm">
          <draw:image xlink:href="../1.jpg">
</draw:image>
        </draw:frame>
        <draw:frame presentation:style-name="pr1" presentation:class="outline" svg:x="14.311cm" svg:y="5.838cm" svg:width="10cm" svg:height="13.23cm">
          <draw:text-box>
            <text:list>
              <text:list-item>
                <text:p>Outline1</text:p>
              </text:list-item>
              <text:list-item>
                <text:p>Outline2</text:p>
              </text:list-item>
              <text:list-item>
                <text:p>Outline3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graphic" svg:x="2.058cm" svg:y="15.838cm" svg:width="11.67cm" svg:height="13.23cm"/>
      <presentation:placeholder presentation:object="outline" svg:x="14.311cm" svg:y="5.838cm" svg:width="10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